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037" officeooo:paragraph-rsid="00115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kick nai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5:56:04.895945449</meta:creation-date>
    <dc:date>2022-07-13T15:56:39.390221449</dc:date>
    <meta:editing-duration>PT35S</meta:editing-duration>
    <meta:editing-cycles>1</meta:editing-cycles>
    <meta:generator>LibreOffice/7.3.3.2$Linux_X86_64 LibreOffice_project/30$Build-2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